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ldcardTermEnum.endE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ldcardTermEnum.dif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ldcardTermEnum.WildcardTermEnum( IndexReader reader , Term ter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WildcardTermEnum.wildcardEquals( String pattern , int patternIdx , String string , int stringIdx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8">
            <text:p text:style-name="Table_20_Contents">18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WildcardTermEnu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ildcardTermEnum.termCompare( Term ter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